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1pt" style:font-size-asian="11pt" style:font-size-complex="11pt" fo:background-color="#FFFF00"/>
    </style:style>
    <style:style style:name="P2" style:parent-style-name="Standard" style:family="paragraph">
      <style:text-properties style:font-name="Arial" style:font-name-complex="Arial" fo:font-size="11pt" style:font-size-asian="11pt" style:font-size-complex="11pt" fo:background-color="#FFFF00"/>
    </style:style>
    <style:style style:name="T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1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20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2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2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8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4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1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1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4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7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T9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4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9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0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0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02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0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0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1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1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1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1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7" style:parent-style-name="Standard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Actividad U9A2<text:s/>(permisos)</text:p>
      <text:p text:style-name="P2"/>
      <text:p text:style-name="Standard"><text:span text:style-name="T3"><text:s text:c="4"/></text:span><text:span text:style-name="T4">Nombre: Emiliano Montesdeoca del Puerto</text:span><text:span text:style-name="T5"><text:s text:c="104"/></text:span></text:p>
      <text:p text:style-name="P6"/>
      <text:p text:style-name="P7"/>
      <text:p text:style-name="P8">1.- Crear un subdirectorio en tu ruta de trabajo llamado imprimir cambiarle los permisos para que el propietario pueda hacer todo y resto de los usuarios sólo puedan dejar ficheros.</text:p>
      <text:p text:style-name="P9"/>
      <text:p text:style-name="P10">/home/alumno$<text:s/>mkdir imprimir</text:p>
      <text:p text:style-name="P11">/home/alumno$ chmod 733 imprimir</text:p>
      <text:p text:style-name="P12"/>
      <text:p text:style-name="P13">2.- Crear un directorio llamado ejercicios en tu ruta de trabajo, y cambiarle los permisos para que el propietario y el grupo puedan hacer todo y los demás sólo ver los archivos que hay.</text:p>
      <text:p text:style-name="P14"/>
      <text:p text:style-name="P15">/home/alumno$<text:s/>mkdir ejercicios</text:p>
      <text:p text:style-name="P16">/home/alumno$ chmod 771<text:s/>ejercicios</text:p>
      <text:p text:style-name="P17"/>
      <text:p text:style-name="P18">3.-Siendo root, si ejecutamos chmod 755 /bin . ¿ Qué permisos tendrá el subdirectorio bin?.</text:p>
      <text:p text:style-name="P19"/>
      <text:p text:style-name="Standard"><text:span text:style-name="T20">/root#</text:span><text:span text:style-name="T21"><text:s/></text:span><text:span text:style-name="T22">drwxr-xr-x</text:span><text:span text:style-name="T23"><text:s text:c="3"/>2 root root <text:s/>4096 Apr 18 01:05 bin</text:span></text:p>
      <text:p text:style-name="P24"/>
      <text:p text:style-name="P25">4.- Crear un fichero f1 en ruta de trabajo, y que permita lectura ,escritura y ejecución para el propietario y lectura y ejecución para los demás usuarios.</text:p>
      <text:p text:style-name="P26"/>
      <text:p text:style-name="P27">/home/alumno$<text:s/>touch f1</text:p>
      <text:p text:style-name="P28">/home/alumno$ chmod 755 f1</text:p>
      <text:p text:style-name="P29"/>
      <text:p text:style-name="P30">5.- Utiliza la forma simbólica para cambiar los permisos del fichero anterior. Quitar los permisos de lectura para grupo y otros.</text:p>
      <text:p text:style-name="P31"/>
      <text:p text:style-name="P32">/home/alumno$<text:s/>chmod go-r</text:p>
      <text:p text:style-name="P33"/>
      <text:p text:style-name="P34">6.- Tu directorio de trabajo<text:s text:c="2"/>tiene los siguientes permisos dr-xr-x-wx .¿Otros usuarios( no los del grupo) pueden eliminar los ficheros que están en el directorio?. Explícalo.</text:p>
      <text:p text:style-name="P35"/>
      <text:p text:style-name="P36">Si porque tienen permisos de acceso a la carpeta y escritura.</text:p>
      <text:p text:style-name="P37"/>
      <text:p text:style-name="P38">7.- Crear la siguiente estructura en tu ruta de trabajo. Vamos a trabajar sólo con los permisos del propietario.</text:p>
      <text:p text:style-name="P39"/>
      <text:p text:style-name="P40">drwx <text:s text:c="5"/>dir1</text:p>
      <text:p text:style-name="Standard"><text:span text:style-name="T41"><text:s text:c="4"/></text:span><text:span text:style-name="T42">-r-- <text:s text:c="3"/>fic1</text:span><text:span text:style-name="T43"><text:tab/></text:span></text:p>
      <text:p text:style-name="P44"/>
      <text:p text:style-name="P45">/home/alumno$<text:s/>mkdir<text:s/>dir1</text:p>
      <text:p text:style-name="P46">/home/alumno$<text:s/>touch dir1/fic1</text:p>
      <text:p text:style-name="P47">/home/alumno$ chmod<text:s/>u-wx dir1/fic1</text:p>
      <text:p text:style-name="Standard"/>
      <text:p text:style-name="P48"/>
      <text:p text:style-name="P49">¿Se puede ver el <text:s/>contenido del <text:s/>fic1, por qué?</text:p>
      <text:p text:style-name="P50"/>
      <text:list text:style-name="LFO1" text:continue-numbering="true">
        <text:list-item>
          <text:p text:style-name="P51">La carpeta dir1 tiene permisos de escritura y acceso</text:p>
        </text:list-item>
        <text:list-item>
          <text:p text:style-name="P52">El fichero fic1 tiene permisos de lectura</text:p>
        </text:list-item>
      </text:list>
      <text:p text:style-name="P53"/>
      <text:p text:style-name="P54">¿Se puede borrar fic1, por qué? <text:s text:c="5"/></text:p>
      <text:p text:style-name="P55"/>
      <text:list text:style-name="LFO2" text:continue-numbering="true">
        <text:list-item>
          <text:p text:style-name="P56">La carpeta dir1 tiene permisos de escritura y acceso</text:p>
        </text:list-item>
        <text:list-item>
          <text:p text:style-name="P57">Fic1 tiene permisos para borrar</text:p>
        </text:list-item>
      </text:list>
      <text:p text:style-name="P58"/>
      <text:p text:style-name="P59">¿Se puede grabar en dir1 un nuevo fichero, por qué?</text:p>
      <text:p text:style-name="P60"/>
      <text:list text:style-name="LFO3" text:continue-numbering="true">
        <text:list-item>
          <text:p text:style-name="P61">La carpeta dir1 tiene permisos de escritura y acceso</text:p>
        </text:list-item>
      </text:list>
      <text:p text:style-name="P62"><text:tab/></text:p>
      <text:p text:style-name="P63">¿Se puede modificar el contenido de fic1, por qué?</text:p>
      <text:p text:style-name="P64"/>
      <text:list text:style-name="LFO4" text:continue-numbering="true">
        <text:list-item>
          <text:p text:style-name="P65">No se puede porque el fic1 no tiene permisos de escritura</text:p>
        </text:list-item>
      </text:list>
      <text:p text:style-name="P66"/>
      <text:p text:style-name="P67">¿Se puede ver el contenido de dir1, por qué?</text:p>
      <text:p text:style-name="P68"/>
      <text:list text:style-name="LFO5" text:continue-numbering="true">
        <text:list-item>
          <text:p text:style-name="P69">Si porque el<text:s/>dir1 tiene permisos de acceso y lectura</text:p>
        </text:list-item>
      </text:list>
      <text:p text:style-name="P70"/>
      <text:p text:style-name="P71">8.-¿Qué permisos le dá el umask 444 <text:s/>y la 555 a los ficheros y a los directorios?.</text:p>
      <text:p text:style-name="P72"/>
      <text:p text:style-name="Standard"><text:span text:style-name="T73">umask 444</text:span><text:span text:style-name="T74"><text:s/>da permisos<text:s/></text:span><text:span text:style-name="T75">r- - r - - r - -</text:span><text:span text:style-name="T76"><text:s/>(Lectura para propietario, grupo y otros).</text:span></text:p>
      <text:p text:style-name="P77"><text:tab/></text:p>
      <text:p text:style-name="Standard"><text:span text:style-name="T78">u</text:span><text:span text:style-name="T79">mask 555</text:span><text:span text:style-name="T80"><text:s/>da permisos<text:s/></text:span><text:span text:style-name="T81">r-xr-xr-x</text:span><text:span text:style-name="T82"><text:s/>(Lectura y ejecución para propietario, grupo y otros).</text:span></text:p>
      <text:p text:style-name="P83"><text:tab/></text:p>
      <text:p text:style-name="P84">9.-Crear un fichero fic2 en tu ruta de trabajo, cambiale los permisos <text:s/>para que el propietario tenga todos los<text:s/>permisos (el fichero no es ejecutable), para los demás usuarios ningún permiso.</text:p>
      <text:p text:style-name="P85"/>
      <text:p text:style-name="P86">/home/alumno$<text:s/>touch fic2</text:p>
      <text:p text:style-name="P87">/home/alumno$ chmod<text:s/>600 fic2</text:p>
      <text:p text:style-name="P88"/>
      <text:p text:style-name="P89">10.-¿ El propietario <text:s/>puede borrar las siguientes estructuras .Por qué?.</text:p>
      <text:p text:style-name="P90"/>
      <text:p text:style-name="P91">a) drwx <text:s text:c="7"/>primero</text:p>
      <text:p text:style-name="Standard"><text:span text:style-name="T92"><text:s text:c="8"/></text:span><text:span text:style-name="T93">dr-x <text:s text:c="5"/>segundo</text:span></text:p>
      <text:p text:style-name="Standard"><text:span text:style-name="T94"><text:s text:c="13"/></text:span><text:span text:style-name="T95">-r-x <text:s text:c="2"/>tercero</text:span></text:p>
      <text:p text:style-name="P96"/>
      <text:list text:style-name="LFO6" text:continue-numbering="true">
        <text:list-item>
          <text:p text:style-name="P97">No, porque segundo no tiene permisos de escritura (no puedes borrar tercero).</text:p>
        </text:list-item>
      </text:list>
      <text:p text:style-name="P98"/>
      <text:p text:style-name="P99">b) dr-x<text:s text:c="11"/>primero</text:p>
      <text:p text:style-name="Standard"><text:span text:style-name="T100"><text:s text:c="9"/></text:span><text:span text:style-name="T101">drwx <text:s text:c="5"/>segundo</text:span></text:p>
      <text:p text:style-name="Standard"><text:span text:style-name="T102"><text:s text:c="15"/></text:span><text:span text:style-name="T103">-r-x <text:s text:c="2"/>tercero</text:span></text:p>
      <text:p text:style-name="P104">2- No, primero no tiene permisos de escritura.</text:p>
      <text:p text:style-name="P105"/>
      <text:p text:style-name="P106"/>
      <text:p text:style-name="P107">11.-¿Qué máscara ( umask ) tendrías que poner <text:s/>para que al crear los directorios tengan dr-xr-xr-x y los ficheros –r—r—r--?. ¿Por qué?</text:p>
      <text:p text:style-name="P108"/>
      <text:p text:style-name="P109"/>
      <text:p text:style-name="P110">12.- <text:s/>Crear la siguiente estructura en tu ruta de trabajo. Realizar las acciones de :</text:p>
      <text:p text:style-name="P111"/>
      <text:p text:style-name="P112">a) Mover el fic1 al directorio dir2. ¿Se puede y por qué?</text:p>
      <text:p text:style-name="P113"/>
      <text:p text:style-name="P114"/>
      <text:p text:style-name="P115"><text:s text:c="2"/>dr-x <text:s/>dir1 <text:s text:c="48"/></text:p>
      <text:p text:style-name="Standard"><text:span text:style-name="T116"><text:s text:c="8"/></text:span><text:span text:style-name="T117">-rw- fic1 <text:s text:c="43"/></text:span></text:p>
      <text:p text:style-name="Standard"><text:span text:style-name="T118"><text:s text:c="8"/></text:span><text:span text:style-name="T119">-r-- <text:s text:c="2"/>fic2</text:span></text:p>
      <text:p text:style-name="P120"/>
      <text:p text:style-name="P121"><text:s/>drwx <text:s/>dir2</text:p>
      <text:p text:style-name="P122"><text:s text:c="7"/>dr-x <text:s text:c="2"/>dir3</text:p>
      <text:p text:style-name="P123"/>
      <text:p text:style-name="P124"/>
      <text:p text:style-name="P125">b)Mover el fic1 al directorio dir3. ¿Se puede y por qué?</text:p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02-28T20:46:00Z</meta:creation-date>
    <dc:date>2017-04-19T11:50:00Z</dc:date>
    <meta:template xlink:href="Normal.dotm" xlink:type="simple"/>
    <meta:editing-cycles>6</meta:editing-cycles>
    <meta:editing-duration>PT3660S</meta:editing-duration>
    <meta:document-statistic meta:page-count="3" meta:paragraph-count="7" meta:word-count="561" meta:character-count="3642" meta:row-count="25" meta:non-whitespace-character-count="3088"/>
  </office:meta>
</office:document-meta>
</file>